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1350000000000002in"/>
    </style:style>
    <style:style style:name="ta1co2" style:family="table-column">
      <style:table-column-properties fo:break-before="auto" style:column-width="0.928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0.928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m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/1143n2384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559474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>
          <table:table-cell office:value-type="string">
            <text:p>./1291n2700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74791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</table:table-row>
        <table:table-row table:style-name="ro1">
          <table:table-cell office:value-type="string">
            <text:p>./1437n3018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970033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</table:table-row>
        <table:table-row table:style-name="ro1">
          <table:table-cell office:value-type="string">
            <text:p>./1580n3334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08757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</table:table-row>
        <table:table-row table:style-name="ro1">
          <table:table-cell office:value-type="string">
            <text:p>./1713n3620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382175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</table:table-row>
        <table:table-row table:style-name="ro1">
          <table:table-cell office:value-type="string">
            <text:p>./182n362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5517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</table:table-row>
        <table:table-row table:style-name="ro1">
          <table:table-cell office:value-type="string">
            <text:p>./1857n3930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540447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</table:table-row>
        <table:table-row table:style-name="ro1">
          <table:table-cell office:value-type="string">
            <text:p>./1989n4234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907182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</table:table-row>
        <table:table-row table:style-name="ro1">
          <table:table-cell office:value-type="string">
            <text:p>./2120n4520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0514888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</table:table-row>
        <table:table-row table:style-name="ro1">
          <table:table-cell office:value-type="string">
            <text:p>./2244n4798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1021824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</table:table-row>
        <table:table-row table:style-name="ro1">
          <table:table-cell office:value-type="string">
            <text:p>./2368n5070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0516376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</table:table-row>
        <table:table-row table:style-name="ro1">
          <table:table-cell office:value-type="string">
            <text:p>./2484n5332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0719636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</table:table-row>
        <table:table-row table:style-name="ro1">
          <table:table-cell office:value-type="string">
            <text:p>./2592n5578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1780872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</table:table-row>
        <table:table-row table:style-name="ro1">
          <table:table-cell office:value-type="string">
            <text:p>./2707n5832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1110036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</table:table-row>
        <table:table-row table:style-name="ro1">
          <table:table-cell office:value-type="string">
            <text:p>./2814n6072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0894136.0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nan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</table:table-row>
        <table:table-row table:style-name="ro1">
          <table:table-cell office:value-type="string">
            <text:p>./403n399e.lp</text:p>
          </table:table-cell>
          <table:table-cell office:value-type="float" office:value="10.9847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6812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</table:table-row>
        <table:table-row table:style-name="ro1">
          <table:table-cell office:value-type="string">
            <text:p>./449n465e.lp</text:p>
          </table:table-cell>
          <table:table-cell office:value-type="float" office:value="19.500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21314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</table:table-row>
        <table:table-row table:style-name="ro1">
          <table:table-cell office:value-type="string">
            <text:p>./502n542e.lp</text:p>
          </table:table-cell>
          <table:table-cell office:value-type="float" office:value="37.238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28480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</table:table-row>
        <table:table-row table:style-name="ro1">
          <table:table-cell office:value-type="string">
            <text:p>./543n606e.lp</text:p>
          </table:table-cell>
          <table:table-cell office:value-type="float" office:value="85.173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3519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</table:table-row>
        <table:table-row table:style-name="ro1">
          <table:table-cell office:value-type="string">
            <text:p>./581n681e.lp</text:p>
          </table:table-cell>
          <table:table-cell office:value-type="float" office:value="183.87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1739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</table:table-row>
        <table:table-row table:style-name="ro1">
          <table:table-cell office:value-type="string">
            <text:p>./624n764e.lp</text:p>
          </table:table-cell>
          <table:table-cell office:value-type="float" office:value="516.427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09147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</table:table-row>
        <table:table-row table:style-name="ro1">
          <table:table-cell office:value-type="string">
            <text:p>./669n878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88094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</table:table-row>
        <table:table-row table:style-name="ro1">
          <table:table-cell office:value-type="string">
            <text:p>./718n992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13724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</table:table-row>
        <table:table-row table:style-name="ro1">
          <table:table-cell office:value-type="string">
            <text:p>./789n1257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6623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</table:table-row>
        <table:table-row table:style-name="ro1">
          <table:table-cell office:value-type="string">
            <text:p>./820n1400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82075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</table:table-row>
        <table:table-row table:style-name="ro1">
          <table:table-cell office:value-type="string">
            <text:p>./829n1567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93893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</table:table-row>
        <table:table-row table:style-name="ro1">
          <table:table-cell office:value-type="string">
            <text:p>./837n1722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94475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</table:table-row>
        <table:table-row table:style-name="ro1">
          <table:table-cell office:value-type="string">
            <text:p>./989n2056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16962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0])" office:value-type="float"/>
          <table:table-cell table:formula="of:=SUM([.C3:.C30])" office:value-type="float"/>
          <table:table-cell table:formula="of:=SUM([.D3:.D30])" office:value-type="float"/>
          <table:table-cell table:formula="of:=SUM([.E3:.E30])" office:value-type="float"/>
          <table:table-cell table:formula="of:=SUM([.F3:.F30])" office:value-type="float"/>
          <table:table-cell table:formula="of:=SUM([.G3:.G30])" office:value-type="float"/>
          <table:table-cell table:formula="of:=SUM([.H3:.H30])" office:value-type="float"/>
          <table:table-cell table:formula="of:=SUM([.I3:.I30])" office:value-type="float"/>
          <table:table-cell table:formula="of:=SUM([.J3:.J30])" office:value-type="float"/>
          <table:table-cell table:formula="of:=SUM([.K3:.K30])" office:value-type="float"/>
          <table:table-cell table:formula="of:=SUM([.L3:.L30])" office:value-type="float"/>
          <table:table-cell table:formula="of:=SUM([.M3:.M30])" office:value-type="float"/>
          <table:table-cell table:formula="of:=SUM([.N3:.N30])" office:value-type="float"/>
          <table:table-cell table:formula="of:=SUM([.O3:.O30])" office:value-type="float"/>
          <table:table-cell table:formula="of:=SUM([.P3:.P30])" office:value-type="float"/>
          <table:table-cell table:formula="of:=SUM([.Q3:.Q30])" office:value-type="float"/>
          <table:table-cell table:formula="of:=SUM([.R3:.R30])" office:value-type="float"/>
          <table:table-cell table:formula="of:=SUM([.S3:.S30])" office:value-type="float"/>
          <table:table-cell table:formula="of:=SUM([.T3:.T30])" office:value-type="float"/>
          <table:table-cell table:formula="of:=SUM([.U3:.U30])" office:value-type="float"/>
          <table:table-cell table:formula="of:=SUM([.V3:.V30])" office:value-type="float"/>
          <table:table-cell table:formula="of:=SUM([.W3:.W30])" office:value-type="float"/>
          <table:table-cell table:formula="of:=SUM([.X3:.X30])" office:value-type="float"/>
          <table:table-cell table:formula="of:=SUM([.Y3:.Y30])" office:value-type="float"/>
          <table:table-cell table:formula="of:=SUM([.Z3:.Z30])" office:value-type="float"/>
          <table:table-cell table:formula="of:=SUM([.AA3:.AA30])" office:value-type="float"/>
          <table:table-cell table:formula="of:=SUM([.AB3:.AB30])" office:value-type="float"/>
          <table:table-cell table:formula="of:=SUM([.AC3:.AC30])" office:value-type="float"/>
          <table:table-cell table:formula="of:=SUM([.AD3:.AD30])" office:value-type="float"/>
          <table:table-cell table:formula="of:=SUM([.AE3:.AE30])" office:value-type="float"/>
          <table:table-cell table:formula="of:=SUM([.AF3:.AF30])" office:value-type="float"/>
          <table:table-cell table:formula="of:=SUM([.AG3:.AG30])" office:value-type="float"/>
          <table:table-cell table:formula="of:=SUM([.AH3:.AH30])" office:value-type="float"/>
          <table:table-cell table:formula="of:=SUM([.AI3:.AI30])" office:value-type="float"/>
          <table:table-cell table:formula="of:=SUM([.AJ3:.AJ30])" office:value-type="float"/>
          <table:table-cell table:formula="of:=SUM([.AK3:.AK30])" office:value-type="float"/>
          <table:table-cell table:formula="of:=SUM([.AL3:.AL30])" office:value-type="float"/>
          <table:table-cell table:formula="of:=SUM([.AM3:.AM30])" office:value-type="float"/>
          <table:table-cell table:formula="of:=SUM([.AN3:.AN30])" office:value-type="float"/>
          <table:table-cell table:formula="of:=SUM([.AO3:.AO30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0])" office:value-type="float"/>
          <table:table-cell table:formula="of:=AVERAGE([.C3:.C30])" office:value-type="float"/>
          <table:table-cell table:formula="of:=AVERAGE([.D3:.D30])" office:value-type="float"/>
          <table:table-cell table:formula="of:=AVERAGE([.E3:.E30])" office:value-type="float"/>
          <table:table-cell table:formula="of:=AVERAGE([.F3:.F30])" office:value-type="float"/>
          <table:table-cell table:formula="of:=AVERAGE([.G3:.G30])" office:value-type="float"/>
          <table:table-cell table:formula="of:=AVERAGE([.H3:.H30])" office:value-type="float"/>
          <table:table-cell table:formula="of:=AVERAGE([.I3:.I30])" office:value-type="float"/>
          <table:table-cell table:formula="of:=AVERAGE([.J3:.J30])" office:value-type="float"/>
          <table:table-cell table:formula="of:=AVERAGE([.K3:.K30])" office:value-type="float"/>
          <table:table-cell table:formula="of:=AVERAGE([.L3:.L30])" office:value-type="float"/>
          <table:table-cell table:formula="of:=AVERAGE([.M3:.M30])" office:value-type="float"/>
          <table:table-cell table:formula="of:=AVERAGE([.N3:.N30])" office:value-type="float"/>
          <table:table-cell table:formula="of:=AVERAGE([.O3:.O30])" office:value-type="float"/>
          <table:table-cell table:formula="of:=AVERAGE([.P3:.P30])" office:value-type="float"/>
          <table:table-cell table:formula="of:=AVERAGE([.Q3:.Q30])" office:value-type="float"/>
          <table:table-cell table:formula="of:=AVERAGE([.R3:.R30])" office:value-type="float"/>
          <table:table-cell table:formula="of:=AVERAGE([.S3:.S30])" office:value-type="float"/>
          <table:table-cell table:formula="of:=AVERAGE([.T3:.T30])" office:value-type="float"/>
          <table:table-cell table:formula="of:=AVERAGE([.U3:.U30])" office:value-type="float"/>
          <table:table-cell table:formula="of:=AVERAGE([.V3:.V30])" office:value-type="float"/>
          <table:table-cell table:formula="of:=AVERAGE([.W3:.W30])" office:value-type="float"/>
          <table:table-cell table:formula="of:=AVERAGE([.X3:.X30])" office:value-type="float"/>
          <table:table-cell table:formula="of:=AVERAGE([.Y3:.Y30])" office:value-type="float"/>
          <table:table-cell table:formula="of:=AVERAGE([.Z3:.Z30])" office:value-type="float"/>
          <table:table-cell table:formula="of:=AVERAGE([.AA3:.AA30])" office:value-type="float"/>
          <table:table-cell table:formula="of:=AVERAGE([.AB3:.AB30])" office:value-type="float"/>
          <table:table-cell table:formula="of:=AVERAGE([.AC3:.AC30])" office:value-type="float"/>
          <table:table-cell table:formula="of:=AVERAGE([.AD3:.AD30])" office:value-type="float"/>
          <table:table-cell table:formula="of:=AVERAGE([.AE3:.AE30])" office:value-type="float"/>
          <table:table-cell table:formula="of:=AVERAGE([.AF3:.AF30])" office:value-type="float"/>
          <table:table-cell table:formula="of:=AVERAGE([.AG3:.AG30])" office:value-type="float"/>
          <table:table-cell table:formula="of:=AVERAGE([.AH3:.AH30])" office:value-type="float"/>
          <table:table-cell table:formula="of:=AVERAGE([.AI3:.AI30])" office:value-type="float"/>
          <table:table-cell table:formula="of:=AVERAGE([.AJ3:.AJ30])" office:value-type="float"/>
          <table:table-cell table:formula="of:=AVERAGE([.AK3:.AK30])" office:value-type="float"/>
          <table:table-cell table:formula="of:=AVERAGE([.AL3:.AL30])" office:value-type="float"/>
          <table:table-cell table:formula="of:=AVERAGE([.AM3:.AM30])" office:value-type="float"/>
          <table:table-cell table:formula="of:=AVERAGE([.AN3:.AN30])" office:value-type="float"/>
          <table:table-cell table:formula="of:=AVERAGE([.AO3:.AO30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0])" office:value-type="float"/>
          <table:table-cell table:formula="of:=STDEV([.C3:.C30])" office:value-type="float"/>
          <table:table-cell table:formula="of:=STDEV([.D3:.D30])" office:value-type="float"/>
          <table:table-cell table:formula="of:=STDEV([.E3:.E30])" office:value-type="float"/>
          <table:table-cell table:formula="of:=STDEV([.F3:.F30])" office:value-type="float"/>
          <table:table-cell table:formula="of:=STDEV([.G3:.G30])" office:value-type="float"/>
          <table:table-cell table:formula="of:=STDEV([.H3:.H30])" office:value-type="float"/>
          <table:table-cell table:formula="of:=STDEV([.I3:.I30])" office:value-type="float"/>
          <table:table-cell table:formula="of:=STDEV([.J3:.J30])" office:value-type="float"/>
          <table:table-cell table:formula="of:=STDEV([.K3:.K30])" office:value-type="float"/>
          <table:table-cell table:formula="of:=STDEV([.L3:.L30])" office:value-type="float"/>
          <table:table-cell table:formula="of:=STDEV([.M3:.M30])" office:value-type="float"/>
          <table:table-cell table:formula="of:=STDEV([.N3:.N30])" office:value-type="float"/>
          <table:table-cell table:formula="of:=STDEV([.O3:.O30])" office:value-type="float"/>
          <table:table-cell table:formula="of:=STDEV([.P3:.P30])" office:value-type="float"/>
          <table:table-cell table:formula="of:=STDEV([.Q3:.Q30])" office:value-type="float"/>
          <table:table-cell table:formula="of:=STDEV([.R3:.R30])" office:value-type="float"/>
          <table:table-cell table:formula="of:=STDEV([.S3:.S30])" office:value-type="float"/>
          <table:table-cell table:formula="of:=STDEV([.T3:.T30])" office:value-type="float"/>
          <table:table-cell table:formula="of:=STDEV([.U3:.U30])" office:value-type="float"/>
          <table:table-cell table:formula="of:=STDEV([.V3:.V30])" office:value-type="float"/>
          <table:table-cell table:formula="of:=STDEV([.W3:.W30])" office:value-type="float"/>
          <table:table-cell table:formula="of:=STDEV([.X3:.X30])" office:value-type="float"/>
          <table:table-cell table:formula="of:=STDEV([.Y3:.Y30])" office:value-type="float"/>
          <table:table-cell table:formula="of:=STDEV([.Z3:.Z30])" office:value-type="float"/>
          <table:table-cell table:formula="of:=STDEV([.AA3:.AA30])" office:value-type="float"/>
          <table:table-cell table:formula="of:=STDEV([.AB3:.AB30])" office:value-type="float"/>
          <table:table-cell table:formula="of:=STDEV([.AC3:.AC30])" office:value-type="float"/>
          <table:table-cell table:formula="of:=STDEV([.AD3:.AD30])" office:value-type="float"/>
          <table:table-cell table:formula="of:=STDEV([.AE3:.AE30])" office:value-type="float"/>
          <table:table-cell table:formula="of:=STDEV([.AF3:.AF30])" office:value-type="float"/>
          <table:table-cell table:formula="of:=STDEV([.AG3:.AG30])" office:value-type="float"/>
          <table:table-cell table:formula="of:=STDEV([.AH3:.AH30])" office:value-type="float"/>
          <table:table-cell table:formula="of:=STDEV([.AI3:.AI30])" office:value-type="float"/>
          <table:table-cell table:formula="of:=STDEV([.AJ3:.AJ30])" office:value-type="float"/>
          <table:table-cell table:formula="of:=STDEV([.AK3:.AK30])" office:value-type="float"/>
          <table:table-cell table:formula="of:=STDEV([.AL3:.AL30])" office:value-type="float"/>
          <table:table-cell table:formula="of:=STDEV([.AM3:.AM30])" office:value-type="float"/>
          <table:table-cell table:formula="of:=STDEV([.AN3:.AN30])" office:value-type="float"/>
          <table:table-cell table:formula="of:=STDEV([.AO3:.AO30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0]-[.$L3:.$L30])^2)^0.5" office:value-type="float"/>
          <table:table-cell table:number-matrix-columns-spanned="1" table:number-matrix-rows-spanned="1" table:formula="of:=SUM(([.C3:.C30]-[.$M3:.$M30])^2)^0.5" office:value-type="float"/>
          <table:table-cell table:number-matrix-columns-spanned="1" table:number-matrix-rows-spanned="1" table:formula="of:=SUM(([.D3:.D30]-[.$N3:.$N30])^2)^0.5" office:value-type="float"/>
          <table:table-cell table:number-matrix-columns-spanned="1" table:number-matrix-rows-spanned="1" table:formula="of:=SUM(([.E3:.E30]-[.$O3:.$O30])^2)^0.5" office:value-type="float"/>
          <table:table-cell table:number-matrix-columns-spanned="1" table:number-matrix-rows-spanned="1" table:formula="of:=SUM(([.F3:.F30]-[.$P3:.$P30])^2)^0.5" office:value-type="float"/>
          <table:table-cell table:number-matrix-columns-spanned="1" table:number-matrix-rows-spanned="1" table:formula="of:=SUM(([.G3:.G30]-[.$Q3:.$Q30])^2)^0.5" office:value-type="float"/>
          <table:table-cell table:number-matrix-columns-spanned="1" table:number-matrix-rows-spanned="1" table:formula="of:=SUM(([.H3:.H30]-[.$R3:.$R30])^2)^0.5" office:value-type="float"/>
          <table:table-cell table:number-matrix-columns-spanned="1" table:number-matrix-rows-spanned="1" table:formula="of:=SUM(([.I3:.I30]-[.$S3:.$S30])^2)^0.5" office:value-type="float"/>
          <table:table-cell table:number-matrix-columns-spanned="1" table:number-matrix-rows-spanned="1" table:formula="of:=SUM(([.J3:.J30]-[.$T3:.$T30])^2)^0.5" office:value-type="float"/>
          <table:table-cell table:number-matrix-columns-spanned="1" table:number-matrix-rows-spanned="1" table:formula="of:=SUM(([.K3:.K30]-[.$U3:.$U30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0]=[.$L3:.$L30])" office:value-type="float"/>
          <table:table-cell table:number-matrix-columns-spanned="1" table:number-matrix-rows-spanned="1" table:formula="of:=SUM([.C3:.C30]=[.$M3:.$M30])" office:value-type="float"/>
          <table:table-cell table:number-matrix-columns-spanned="1" table:number-matrix-rows-spanned="1" table:formula="of:=SUM([.D3:.D30]=[.$N3:.$N30])" office:value-type="float"/>
          <table:table-cell table:number-matrix-columns-spanned="1" table:number-matrix-rows-spanned="1" table:formula="of:=SUM([.E3:.E30]=[.$O3:.$O30])" office:value-type="float"/>
          <table:table-cell table:number-matrix-columns-spanned="1" table:number-matrix-rows-spanned="1" table:formula="of:=SUM([.F3:.F30]=[.$P3:.$P30])" office:value-type="float"/>
          <table:table-cell table:number-matrix-columns-spanned="1" table:number-matrix-rows-spanned="1" table:formula="of:=SUM([.G3:.G30]=[.$Q3:.$Q30])" office:value-type="float"/>
          <table:table-cell table:number-matrix-columns-spanned="1" table:number-matrix-rows-spanned="1" table:formula="of:=SUM([.H3:.H30]=[.$R3:.$R30])" office:value-type="float"/>
          <table:table-cell table:number-matrix-columns-spanned="1" table:number-matrix-rows-spanned="1" table:formula="of:=SUM([.I3:.I30]=[.$S3:.$S30])" office:value-type="float"/>
          <table:table-cell table:number-matrix-columns-spanned="1" table:number-matrix-rows-spanned="1" table:formula="of:=SUM([.J3:.J30]=[.$T3:.$T30])" office:value-type="float"/>
          <table:table-cell table:number-matrix-columns-spanned="1" table:number-matrix-rows-spanned="1" table:formula="of:=SUM([.K3:.K30]=[.$U3:.$U30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0]&lt;[.$V3:.$V30])" office:value-type="float"/>
          <table:table-cell table:number-matrix-columns-spanned="1" table:number-matrix-rows-spanned="1" table:formula="of:=SUM([.C3:.C30]&lt;[.$W3:.$W30])" office:value-type="float"/>
          <table:table-cell table:number-matrix-columns-spanned="1" table:number-matrix-rows-spanned="1" table:formula="of:=SUM([.D3:.D30]&lt;[.$X3:.$X30])" office:value-type="float"/>
          <table:table-cell table:number-matrix-columns-spanned="1" table:number-matrix-rows-spanned="1" table:formula="of:=SUM([.E3:.E30]&lt;[.$Y3:.$Y30])" office:value-type="float"/>
          <table:table-cell table:number-matrix-columns-spanned="1" table:number-matrix-rows-spanned="1" table:formula="of:=SUM([.F3:.F30]&lt;[.$Z3:.$Z30])" office:value-type="float"/>
          <table:table-cell table:number-matrix-columns-spanned="1" table:number-matrix-rows-spanned="1" table:formula="of:=SUM([.G3:.G30]&lt;[.$AA3:.$AA30])" office:value-type="float"/>
          <table:table-cell table:number-matrix-columns-spanned="1" table:number-matrix-rows-spanned="1" table:formula="of:=SUM([.H3:.H30]&lt;[.$AB3:.$AB30])" office:value-type="float"/>
          <table:table-cell table:number-matrix-columns-spanned="1" table:number-matrix-rows-spanned="1" table:formula="of:=SUM([.I3:.I30]&lt;[.$AC3:.$AC30])" office:value-type="float"/>
          <table:table-cell table:number-matrix-columns-spanned="1" table:number-matrix-rows-spanned="1" table:formula="of:=SUM([.J3:.J30]&lt;[.$AD3:.$AD30])" office:value-type="float"/>
          <table:table-cell table:number-matrix-columns-spanned="1" table:number-matrix-rows-spanned="1" table:formula="of:=SUM([.K3:.K30]&lt;[.$AE3:.$AE30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0]&gt;[.$V3:.$V30])" office:value-type="float"/>
          <table:table-cell table:number-matrix-columns-spanned="1" table:number-matrix-rows-spanned="1" table:formula="of:=SUM([.C3:.C30]&gt;[.$W3:.$W30])" office:value-type="float"/>
          <table:table-cell table:number-matrix-columns-spanned="1" table:number-matrix-rows-spanned="1" table:formula="of:=SUM([.D3:.D30]&gt;[.$X3:.$X30])" office:value-type="float"/>
          <table:table-cell table:number-matrix-columns-spanned="1" table:number-matrix-rows-spanned="1" table:formula="of:=SUM([.E3:.E30]&gt;[.$Y3:.$Y30])" office:value-type="float"/>
          <table:table-cell table:number-matrix-columns-spanned="1" table:number-matrix-rows-spanned="1" table:formula="of:=SUM([.F3:.F30]&gt;[.$Z3:.$Z30])" office:value-type="float"/>
          <table:table-cell table:number-matrix-columns-spanned="1" table:number-matrix-rows-spanned="1" table:formula="of:=SUM([.G3:.G30]&gt;[.$AA3:.$AA30])" office:value-type="float"/>
          <table:table-cell table:number-matrix-columns-spanned="1" table:number-matrix-rows-spanned="1" table:formula="of:=SUM([.H3:.H30]&gt;[.$AB3:.$AB30])" office:value-type="float"/>
          <table:table-cell table:number-matrix-columns-spanned="1" table:number-matrix-rows-spanned="1" table:formula="of:=SUM([.I3:.I30]&gt;[.$AC3:.$AC30])" office:value-type="float"/>
          <table:table-cell table:number-matrix-columns-spanned="1" table:number-matrix-rows-spanned="1" table:formula="of:=SUM([.J3:.J30]&gt;[.$AD3:.$AD30])" office:value-type="float"/>
          <table:table-cell table:number-matrix-columns-spanned="1" table:number-matrix-rows-spanned="1" table:formula="of:=SUM([.K3:.K30]&gt;[.$AE3:.$AE30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0]=[.$AF3:.$AF30])" office:value-type="float"/>
          <table:table-cell table:number-matrix-columns-spanned="1" table:number-matrix-rows-spanned="1" table:formula="of:=SUM([.C3:.C30]=[.$AG3:.$AG30])" office:value-type="float"/>
          <table:table-cell table:number-matrix-columns-spanned="1" table:number-matrix-rows-spanned="1" table:formula="of:=SUM([.D3:.D30]=[.$AH3:.$AH30])" office:value-type="float"/>
          <table:table-cell table:number-matrix-columns-spanned="1" table:number-matrix-rows-spanned="1" table:formula="of:=SUM([.E3:.E30]=[.$AI3:.$AI30])" office:value-type="float"/>
          <table:table-cell table:number-matrix-columns-spanned="1" table:number-matrix-rows-spanned="1" table:formula="of:=SUM([.F3:.F30]=[.$AJ3:.$AJ30])" office:value-type="float"/>
          <table:table-cell table:number-matrix-columns-spanned="1" table:number-matrix-rows-spanned="1" table:formula="of:=SUM([.G3:.G30]=[.$AK3:.$AK30])" office:value-type="float"/>
          <table:table-cell table:number-matrix-columns-spanned="1" table:number-matrix-rows-spanned="1" table:formula="of:=SUM([.H3:.H30]=[.$AL3:.$AL30])" office:value-type="float"/>
          <table:table-cell table:number-matrix-columns-spanned="1" table:number-matrix-rows-spanned="1" table:formula="of:=SUM([.I3:.I30]=[.$AM3:.$AM30])" office:value-type="float"/>
          <table:table-cell table:number-matrix-columns-spanned="1" table:number-matrix-rows-spanned="1" table:formula="of:=SUM([.J3:.J30]=[.$AN3:.$AN30])" office:value-type="float"/>
          <table:table-cell table:number-matrix-columns-spanned="1" table:number-matrix-rows-spanned="1" table:formula="of:=SUM([.K3:.K30]=[.$AO3:.$AO30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m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0])" office:value-type="float"/>
          <table:table-cell table:formula="of:=AVERAGE([Instances.C3:Instances.C30])" office:value-type="float"/>
          <table:table-cell table:formula="of:=AVERAGE([Instances.D3:Instances.D30])" office:value-type="float"/>
          <table:table-cell table:formula="of:=AVERAGE([Instances.E3:Instances.E30])" office:value-type="float"/>
          <table:table-cell table:formula="of:=SUM([Instances.F3:Instances.F30])" office:value-type="float"/>
          <table:table-cell table:formula="of:=AVERAGE([Instances.G3:Instances.G30])" office:value-type="float"/>
          <table:table-cell table:formula="of:=AVERAGE([Instances.H3:Instances.H30])" office:value-type="float"/>
          <table:table-cell table:formula="of:=AVERAGE([Instances.I3:Instances.I30])" office:value-type="float"/>
          <table:table-cell table:formula="of:=AVERAGE([Instances.J3:Instances.J30])" office:value-type="float"/>
          <table:table-cell table:formula="of:=AVERAGE([Instances.K3:Instances.K30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Q3:.$Q3])^2)^0.5" office:value-type="float"/>
          <table:table-cell table:number-matrix-columns-spanned="1" table:number-matrix-rows-spanned="1" table:formula="of:=SUM(([.H3:.H3]-[.$R3:.$R3])^2)^0.5" office:value-type="float"/>
          <table:table-cell table:number-matrix-columns-spanned="1" table:number-matrix-rows-spanned="1" table:formula="of:=SUM(([.I3:.I3]-[.$S3:.$S3])^2)^0.5" office:value-type="float"/>
          <table:table-cell table:number-matrix-columns-spanned="1" table:number-matrix-rows-spanned="1" table:formula="of:=SUM(([.J3:.J3]-[.$T3:.$T3])^2)^0.5" office:value-type="float"/>
          <table:table-cell table:number-matrix-columns-spanned="1" table:number-matrix-rows-spanned="1" table:formula="of:=SUM(([.K3:.K3]-[.$U3:.$U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Q3:.$Q3])" office:value-type="float"/>
          <table:table-cell table:number-matrix-columns-spanned="1" table:number-matrix-rows-spanned="1" table:formula="of:=SUM([.H3:.H3]=[.$R3:.$R3])" office:value-type="float"/>
          <table:table-cell table:number-matrix-columns-spanned="1" table:number-matrix-rows-spanned="1" table:formula="of:=SUM([.I3:.I3]=[.$S3:.$S3])" office:value-type="float"/>
          <table:table-cell table:number-matrix-columns-spanned="1" table:number-matrix-rows-spanned="1" table:formula="of:=SUM([.J3:.J3]=[.$T3:.$T3])" office:value-type="float"/>
          <table:table-cell table:number-matrix-columns-spanned="1" table:number-matrix-rows-spanned="1" table:formula="of:=SUM([.K3:.K3]=[.$U3:.$U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V3:.$V3])" office:value-type="float"/>
          <table:table-cell table:number-matrix-columns-spanned="1" table:number-matrix-rows-spanned="1" table:formula="of:=SUM([.C3:.C3]&lt;[.$W3:.$W3])" office:value-type="float"/>
          <table:table-cell table:number-matrix-columns-spanned="1" table:number-matrix-rows-spanned="1" table:formula="of:=SUM([.D3:.D3]&lt;[.$X3:.$X3])" office:value-type="float"/>
          <table:table-cell table:number-matrix-columns-spanned="1" table:number-matrix-rows-spanned="1" table:formula="of:=SUM([.E3:.E3]&lt;[.$Y3:.$Y3])" office:value-type="float"/>
          <table:table-cell table:number-matrix-columns-spanned="1" table:number-matrix-rows-spanned="1" table:formula="of:=SUM([.F3:.F3]&lt;[.$Z3:.$Z3])" office:value-type="float"/>
          <table:table-cell table:number-matrix-columns-spanned="1" table:number-matrix-rows-spanned="1" table:formula="of:=SUM([.G3:.G3]&lt;[.$AA3:.$AA3])" office:value-type="float"/>
          <table:table-cell table:number-matrix-columns-spanned="1" table:number-matrix-rows-spanned="1" table:formula="of:=SUM([.H3:.H3]&lt;[.$AB3:.$AB3])" office:value-type="float"/>
          <table:table-cell table:number-matrix-columns-spanned="1" table:number-matrix-rows-spanned="1" table:formula="of:=SUM([.I3:.I3]&lt;[.$AC3:.$AC3])" office:value-type="float"/>
          <table:table-cell table:number-matrix-columns-spanned="1" table:number-matrix-rows-spanned="1" table:formula="of:=SUM([.J3:.J3]&lt;[.$AD3:.$AD3])" office:value-type="float"/>
          <table:table-cell table:number-matrix-columns-spanned="1" table:number-matrix-rows-spanned="1" table:formula="of:=SUM([.K3:.K3]&lt;[.$AE3:.$AE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V3:.$V3])" office:value-type="float"/>
          <table:table-cell table:number-matrix-columns-spanned="1" table:number-matrix-rows-spanned="1" table:formula="of:=SUM([.C3:.C3]&gt;[.$W3:.$W3])" office:value-type="float"/>
          <table:table-cell table:number-matrix-columns-spanned="1" table:number-matrix-rows-spanned="1" table:formula="of:=SUM([.D3:.D3]&gt;[.$X3:.$X3])" office:value-type="float"/>
          <table:table-cell table:number-matrix-columns-spanned="1" table:number-matrix-rows-spanned="1" table:formula="of:=SUM([.E3:.E3]&gt;[.$Y3:.$Y3])" office:value-type="float"/>
          <table:table-cell table:number-matrix-columns-spanned="1" table:number-matrix-rows-spanned="1" table:formula="of:=SUM([.F3:.F3]&gt;[.$Z3:.$Z3])" office:value-type="float"/>
          <table:table-cell table:number-matrix-columns-spanned="1" table:number-matrix-rows-spanned="1" table:formula="of:=SUM([.G3:.G3]&gt;[.$AA3:.$AA3])" office:value-type="float"/>
          <table:table-cell table:number-matrix-columns-spanned="1" table:number-matrix-rows-spanned="1" table:formula="of:=SUM([.H3:.H3]&gt;[.$AB3:.$AB3])" office:value-type="float"/>
          <table:table-cell table:number-matrix-columns-spanned="1" table:number-matrix-rows-spanned="1" table:formula="of:=SUM([.I3:.I3]&gt;[.$AC3:.$AC3])" office:value-type="float"/>
          <table:table-cell table:number-matrix-columns-spanned="1" table:number-matrix-rows-spanned="1" table:formula="of:=SUM([.J3:.J3]&gt;[.$AD3:.$AD3])" office:value-type="float"/>
          <table:table-cell table:number-matrix-columns-spanned="1" table:number-matrix-rows-spanned="1" table:formula="of:=SUM([.K3:.K3]&gt;[.$AE3:.$AE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F3:.$AF3])" office:value-type="float"/>
          <table:table-cell table:number-matrix-columns-spanned="1" table:number-matrix-rows-spanned="1" table:formula="of:=SUM([.C3:.C3]=[.$AG3:.$AG3])" office:value-type="float"/>
          <table:table-cell table:number-matrix-columns-spanned="1" table:number-matrix-rows-spanned="1" table:formula="of:=SUM([.D3:.D3]=[.$AH3:.$AH3])" office:value-type="float"/>
          <table:table-cell table:number-matrix-columns-spanned="1" table:number-matrix-rows-spanned="1" table:formula="of:=SUM([.E3:.E3]=[.$AI3:.$AI3])" office:value-type="float"/>
          <table:table-cell table:number-matrix-columns-spanned="1" table:number-matrix-rows-spanned="1" table:formula="of:=SUM([.F3:.F3]=[.$AJ3:.$AJ3])" office:value-type="float"/>
          <table:table-cell table:number-matrix-columns-spanned="1" table:number-matrix-rows-spanned="1" table:formula="of:=SUM([.G3:.G3]=[.$AK3:.$AK3])" office:value-type="float"/>
          <table:table-cell table:number-matrix-columns-spanned="1" table:number-matrix-rows-spanned="1" table:formula="of:=SUM([.H3:.H3]=[.$AL3:.$AL3])" office:value-type="float"/>
          <table:table-cell table:number-matrix-columns-spanned="1" table:number-matrix-rows-spanned="1" table:formula="of:=SUM([.I3:.I3]=[.$AM3:.$AM3])" office:value-type="float"/>
          <table:table-cell table:number-matrix-columns-spanned="1" table:number-matrix-rows-spanned="1" table:formula="of:=SUM([.J3:.J3]=[.$AN3:.$AN3])" office:value-type="float"/>
          <table:table-cell table:number-matrix-columns-spanned="1" table:number-matrix-rows-spanned="1" table:formula="of:=SUM([.K3:.K3]=[.$AO3:.$AO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